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0725725">
            <text:p>0,000725725</text:p>
          </table:table-cell>
          <table:table-cell table:style-name="ce1" office:value-type="float" office:value="1.625">
            <text:p>1,625</text:p>
          </table:table-cell>
          <table:table-cell office:value-type="float" office:value="0.511811">
            <text:p>0,511811</text:p>
          </table:table-cell>
          <table:table-cell office:value-type="float" office:value="0.0499782">
            <text:p>0,0499782</text:p>
          </table:table-cell>
          <table:table-cell office:value-type="float" office:value="1.27804">
            <text:p>1,27804</text:p>
          </table:table-cell>
          <table:table-cell office:value-type="float" office:value="0.00384805">
            <text:p>0,00384805</text:p>
          </table:table-cell>
          <table:table-cell office:value-type="float" office:value="0.410156">
            <text:p>0,410156</text:p>
          </table:table-cell>
          <table:table-cell office:value-type="float" office:value="0.027331">
            <text:p>0,027331</text:p>
          </table:table-cell>
          <table:table-cell office:value-type="float" office:value="0.0174362">
            <text:p>0,0174362</text:p>
          </table:table-cell>
          <table:table-cell office:value-type="float" office:value="0.569282">
            <text:p>0,569282</text:p>
          </table:table-cell>
          <table:table-cell office:value-type="float" office:value="0.205708">
            <text:p>0,205708</text:p>
          </table:table-cell>
          <table:table-cell office:value-type="float" office:value="4.42826">
            <text:p>4,42826</text:p>
          </table:table-cell>
        </table:table-row>
        <table:table-row table:style-name="ro1">
          <table:table-cell office:value-type="float" office:value="0.000599916">
            <text:p>0,000599916</text:p>
          </table:table-cell>
          <table:table-cell table:style-name="ce1" office:value-type="float" office:value="1.8125">
            <text:p>1,8125</text:p>
          </table:table-cell>
          <table:table-cell office:value-type="float" office:value="0.228346">
            <text:p>0,228346</text:p>
          </table:table-cell>
          <table:table-cell office:value-type="float" office:value="0.0155378">
            <text:p>0,0155378</text:p>
          </table:table-cell>
          <table:table-cell office:value-type="float" office:value="0.356985">
            <text:p>0,356985</text:p>
          </table:table-cell>
          <table:table-cell office:value-type="float" office:value="0.00192115">
            <text:p>0,00192115</text:p>
          </table:table-cell>
          <table:table-cell office:value-type="float" office:value="0.175781">
            <text:p>0,175781</text:p>
          </table:table-cell>
          <table:table-cell office:value-type="float" office:value="0.0115241">
            <text:p>0,0115241</text:p>
          </table:table-cell>
          <table:table-cell office:value-type="float" office:value="0.0193356">
            <text:p>0,0193356</text:p>
          </table:table-cell>
          <table:table-cell office:value-type="float" office:value="0.668518">
            <text:p>0,668518</text:p>
          </table:table-cell>
          <table:table-cell office:value-type="float" office:value="0.222551">
            <text:p>0,222551</text:p>
          </table:table-cell>
          <table:table-cell office:value-type="float" office:value="3.61986">
            <text:p>3,61986</text:p>
          </table:table-cell>
        </table:table-row>
        <table:table-row table:style-name="ro1">
          <table:table-cell office:value-type="float" office:value="0.0008364">
            <text:p>0,0008364</text:p>
          </table:table-cell>
          <table:table-cell office:value-type="float" office:value="1.33333">
            <text:p>1,33333</text:p>
          </table:table-cell>
          <table:table-cell office:value-type="float" office:value="0.377953">
            <text:p>0,377953</text:p>
          </table:table-cell>
          <table:table-cell office:value-type="float" office:value="0.0366343">
            <text:p>0,0366343</text:p>
          </table:table-cell>
          <table:table-cell office:value-type="float" office:value="0.872927">
            <text:p>0,872927</text:p>
          </table:table-cell>
          <table:table-cell office:value-type="float" office:value="0.00443402">
            <text:p>0,00443402</text:p>
          </table:table-cell>
          <table:table-cell office:value-type="float" office:value="0.328125">
            <text:p>0,328125</text:p>
          </table:table-cell>
          <table:table-cell office:value-type="float" office:value="0.0201062">
            <text:p>0,0201062</text:p>
          </table:table-cell>
          <table:table-cell office:value-type="float" office:value="0.0152415">
            <text:p>0,0152415</text:p>
          </table:table-cell>
          <table:table-cell office:value-type="float" office:value="0.545408">
            <text:p>0,545408</text:p>
          </table:table-cell>
          <table:table-cell office:value-type="float" office:value="0.21674">
            <text:p>0,21674</text:p>
          </table:table-cell>
          <table:table-cell office:value-type="float" office:value="4.71314">
            <text:p>4,71314</text:p>
          </table:table-cell>
        </table:table-row>
        <table:table-row table:style-name="ro1">
          <table:table-cell office:value-type="float" office:value="0.000435635">
            <text:p>0,000435635</text:p>
          </table:table-cell>
          <table:table-cell office:value-type="float" office:value="1.47059">
            <text:p>1,47059</text:p>
          </table:table-cell>
          <table:table-cell office:value-type="float" office:value="0.393701">
            <text:p>0,393701</text:p>
          </table:table-cell>
          <table:table-cell office:value-type="float" office:value="0.00631671">
            <text:p>0,00631671</text:p>
          </table:table-cell>
          <table:table-cell office:value-type="float" office:value="0.1112">
            <text:p>0,1112</text:p>
          </table:table-cell>
          <table:table-cell office:value-type="float" office:value="0.0022828">
            <text:p>0,0022828</text:p>
          </table:table-cell>
          <table:table-cell office:value-type="float" office:value="0.328125">
            <text:p>0,328125</text:p>
          </table:table-cell>
          <table:table-cell office:value-type="float" office:value="0.0154108">
            <text:p>0,0154108</text:p>
          </table:table-cell>
          <table:table-cell office:value-type="float" office:value="0.0201352">
            <text:p>0,0201352</text:p>
          </table:table-cell>
          <table:table-cell office:value-type="float" office:value="0.771196">
            <text:p>0,771196</text:p>
          </table:table-cell>
          <table:table-cell office:value-type="float" office:value="0.256691">
            <text:p>0,256691</text:p>
          </table:table-cell>
          <table:table-cell office:value-type="float" office:value="3.01293">
            <text:p>3,01293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0435635">
            <text:p>0,000435635</text:p>
          </table:table-cell>
          <table:table-cell table:formula="of:=MIN([.B1:.B6])" office:value-type="float" office:value="1.33333">
            <text:p>1,33333</text:p>
          </table:table-cell>
          <table:table-cell table:formula="of:=MIN([.C1:.C6])" office:value-type="float" office:value="0.228346">
            <text:p>0,228346</text:p>
          </table:table-cell>
          <table:table-cell table:formula="of:=MIN([.D1:.D6])" office:value-type="float" office:value="0.00631671">
            <text:p>0,00631671</text:p>
          </table:table-cell>
          <table:table-cell table:formula="of:=MIN([.E1:.E6])" office:value-type="float" office:value="0.1112">
            <text:p>0,1112</text:p>
          </table:table-cell>
          <table:table-cell table:formula="of:=MIN([.F1:.F6])" office:value-type="float" office:value="0.00192115">
            <text:p>0,00192115</text:p>
          </table:table-cell>
          <table:table-cell table:formula="of:=MIN([.G1:.G6])" office:value-type="float" office:value="0.175781">
            <text:p>0,175781</text:p>
          </table:table-cell>
          <table:table-cell table:formula="of:=MIN([.H1:.H6])" office:value-type="float" office:value="0.0115241">
            <text:p>0,0115241</text:p>
          </table:table-cell>
          <table:table-cell table:formula="of:=MIN([.I1:.I6])" office:value-type="float" office:value="0.0152415">
            <text:p>0,0152415</text:p>
          </table:table-cell>
          <table:table-cell table:formula="of:=MIN([.J1:.J6])" office:value-type="float" office:value="0.545408">
            <text:p>0,545408</text:p>
          </table:table-cell>
          <table:table-cell table:formula="of:=MIN([.K1:.K6])" office:value-type="float" office:value="0.205708">
            <text:p>0,205708</text:p>
          </table:table-cell>
          <table:table-cell table:formula="of:=MIN([.L1:.L6])" office:value-type="float" office:value="3.01293">
            <text:p>3,01293</text:p>
          </table:table-cell>
        </table:table-row>
        <table:table-row table:style-name="ro1">
          <table:table-cell table:formula="of:=MAX([.A1:.A6])" office:value-type="float" office:value="0.0008364">
            <text:p>0,0008364</text:p>
          </table:table-cell>
          <table:table-cell table:formula="of:=MAX([.B1:.B6])" office:value-type="float" office:value="1.8125">
            <text:p>1,8125</text:p>
          </table:table-cell>
          <table:table-cell table:formula="of:=MAX([.C1:.C6])" office:value-type="float" office:value="0.511811">
            <text:p>0,511811</text:p>
          </table:table-cell>
          <table:table-cell table:formula="of:=MAX([.D1:.D6])" office:value-type="float" office:value="0.0499782">
            <text:p>0,0499782</text:p>
          </table:table-cell>
          <table:table-cell table:formula="of:=MAX([.E1:.E6])" office:value-type="float" office:value="1.27804">
            <text:p>1,27804</text:p>
          </table:table-cell>
          <table:table-cell table:formula="of:=MAX([.F1:.F6])" office:value-type="float" office:value="0.00443402">
            <text:p>0,00443402</text:p>
          </table:table-cell>
          <table:table-cell table:formula="of:=MAX([.G1:.G6])" office:value-type="float" office:value="0.410156">
            <text:p>0,410156</text:p>
          </table:table-cell>
          <table:table-cell table:formula="of:=MAX([.H1:.H6])" office:value-type="float" office:value="0.027331">
            <text:p>0,027331</text:p>
          </table:table-cell>
          <table:table-cell table:formula="of:=MAX([.I1:.I6])" office:value-type="float" office:value="0.0201352">
            <text:p>0,0201352</text:p>
          </table:table-cell>
          <table:table-cell table:formula="of:=MAX([.J1:.J6])" office:value-type="float" office:value="0.771196">
            <text:p>0,771196</text:p>
          </table:table-cell>
          <table:table-cell table:formula="of:=MAX([.K1:.K6])" office:value-type="float" office:value="0.256691">
            <text:p>0,256691</text:p>
          </table:table-cell>
          <table:table-cell table:formula="of:=MAX([.L1:.L6])" office:value-type="float" office:value="4.71314">
            <text:p>4,713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8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8:05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